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="0.26pt solid #000000" style:shadow="none"/>
      <style:text-properties style:font-name="FreeMono" fo:font-size="12pt" style:font-size-asian="12pt" style:font-size-complex="12pt"/>
    </style:style>
    <style:style style:name="P2" style:family="paragraph" style:parent-style-name="Standard">
      <style:paragraph-properties fo:padding="0.0201in" fo:border="0.26pt solid #000000" style:shadow="none"/>
      <style:text-properties style:font-name="FreeMono" fo:font-size="12pt" officeooo:rsid="001cd4ab" officeooo:paragraph-rsid="001cd4ab" style:font-size-asian="12pt" style:font-size-complex="12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reeMono" fo:font-size="12pt" fo:font-weight="bold" officeooo:rsid="002070ab" officeooo:paragraph-rsid="002070ab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style:font-name="FreeMono" fo:font-size="12pt" officeooo:rsid="001cd4ab" officeooo:paragraph-rsid="001cd4ab" style:font-size-asian="12pt" style:font-size-complex="12pt"/>
    </style:style>
    <style:style style:name="P7" style:family="paragraph" style:parent-style-name="Standard">
      <style:text-properties style:font-name="FreeMono" fo:font-size="12pt" style:font-size-asian="12pt" style:font-size-complex="12pt"/>
    </style:style>
    <style:style style:name="P8" style:family="paragraph" style:parent-style-name="Standard">
      <style:text-properties style:font-name="FreeMono" fo:font-size="12pt" officeooo:rsid="0014ca18" officeooo:paragraph-rsid="0014ca1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Mono" fo:font-size="12pt" officeooo:rsid="0014ca18" officeooo:paragraph-rsid="0014ca1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FreeMono" fo:font-size="12pt" officeooo:rsid="001b0997" officeooo:paragraph-rsid="001b099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FreeMono" fo:font-size="12pt" officeooo:rsid="001cd4ab" officeooo:paragraph-rsid="001cd4ab" style:font-size-asian="12pt" style:font-size-complex="12pt"/>
    </style:style>
    <style:style style:name="P12" style:family="paragraph" style:parent-style-name="Standard">
      <style:text-properties style:font-name="FreeMono" fo:font-size="12pt" officeooo:rsid="001cd4ab" officeooo:paragraph-rsid="001cd4a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2pt" fo:font-weight="bold" officeooo:rsid="001e9006" officeooo:paragraph-rsid="001e900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Mono" fo:font-size="12pt" fo:font-weight="bold" officeooo:rsid="001e9006" officeooo:paragraph-rsid="001e900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FreeMono" fo:font-size="12pt" fo:font-weight="bold" officeooo:rsid="001cd4ab" officeooo:paragraph-rsid="001cd4a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Mono" fo:font-size="12pt" fo:font-weight="bold" officeooo:rsid="002070ab" officeooo:paragraph-rsid="002070a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Mono" fo:font-size="12pt" fo:font-weight="bold" officeooo:rsid="001e9006" officeooo:paragraph-rsid="001e900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Mono" fo:font-size="12pt" fo:font-weight="bold" officeooo:rsid="002070ab" officeooo:paragraph-rsid="002070a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Mono" fo:font-size="12pt" fo:font-weight="bold" officeooo:rsid="00207802" officeooo:paragraph-rsid="0020780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reeMono" fo:font-size="12pt" officeooo:rsid="00220f3b" officeooo:paragraph-rsid="00220f3b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228b22" style:font-name="FreeMono" fo:font-size="12pt" officeooo:rsid="001cd4ab" officeooo:paragraph-rsid="001cd4ab" style:font-size-asian="12pt" style:font-size-complex="12pt"/>
    </style:style>
    <style:style style:name="P23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fo:color="#228b22" style:font-name="FreeMono" fo:font-size="12pt" officeooo:rsid="001cd4ab" officeooo:paragraph-rsid="001cd4ab" style:font-size-asian="12pt" style:font-size-complex="12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FreeMono" fo:font-size="12pt" fo:font-weight="bold" officeooo:rsid="00220f3b" officeooo:paragraph-rsid="00220f3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padding="0.0201in" fo:border="0.26pt solid #000000" style:shadow="none"/>
      <style:text-properties fo:color="#228b22" style:font-name="FreeMono" fo:font-size="12pt" style:font-size-asian="12pt" style:font-size-complex="12pt"/>
    </style:style>
    <style:style style:name="P26" style:family="paragraph" style:parent-style-name="Standard">
      <style:paragraph-properties fo:text-align="start" style:justify-single-word="false" fo:padding="0.0201in" fo:border="0.26pt solid #000000" style:shadow="none"/>
      <style:text-properties fo:color="#228b22" style:font-name="FreeMono" fo:font-size="12pt" officeooo:rsid="001cd4ab" officeooo:paragraph-rsid="001cd4ab" style:font-size-asian="12pt" style:font-size-complex="12pt"/>
    </style:style>
    <style:style style:name="P27" style:family="paragraph" style:parent-style-name="Standard">
      <style:paragraph-properties fo:padding="0.0201in" fo:border="0.26pt solid #000000" style:shadow="none"/>
      <style:text-properties fo:color="#00ff00" style:font-name="FreeMono" fo:font-size="12pt" style:font-size-asian="12pt" style:font-size-complex="12pt"/>
    </style:style>
    <style:style style:name="P28" style:family="paragraph" style:parent-style-name="Standard">
      <style:paragraph-properties fo:padding="0.0201in" fo:border="0.26pt solid #000000" style:shadow="none"/>
      <style:text-properties fo:color="#0000ff" style:font-name="FreeMono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12pt" officeooo:rsid="00220f3b" officeooo:paragraph-rsid="00220f3b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ff00"/>
    </style:style>
    <style:style style:name="T3" style:family="text">
      <style:text-properties fo:color="#228b22"/>
    </style:style>
    <style:style style:name="T4" style:family="text">
      <style:text-properties fo:color="#a020f0"/>
    </style:style>
    <style:style style:name="T5" style:family="text">
      <style:text-properties officeooo:rsid="001cd4ab"/>
    </style:style>
    <style:style style:name="T6" style:family="text">
      <style:text-properties officeooo:rsid="00220f3b"/>
    </style:style>
    <style:style style:name="T7" style:family="text">
      <style:text-properties officeooo:rsid="001b0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b 0<text:span text:style-name="T6">7</text:span></text:p>
      <text:p text:style-name="P8">Christopher Bero</text:p>
      <text:p text:style-name="P8">EE384</text:p>
      <text:p text:style-name="P8"/>
      <text:p text:style-name="P9"/>
      <text:p text:style-name="P24"><text:span text:style-name="T7">Problem 1</text:span></text:p>
      <text:p text:style-name="P10"/>
      <text:p text:style-name="P29">function [ tone, fs ] = dtmfdial( keys )</text:p>
      <text:p text:style-name="P29">% dtmfdial - Phone a friend</text:p>
      <text:p text:style-name="P29">% Input - 1x? matrix of keys pressed 1-12, such as [1 3 5 9 11 12]</text:p>
      <text:p text:style-name="P29">% Output - Audio at 8kHz, sampling frequency</text:p>
      <text:p text:style-name="P29"/>
      <text:p text:style-name="P29">% DTMF</text:p>
      <text:p text:style-name="P29">% <text:s/>___________________________</text:p>
      <text:p text:style-name="P29">% | Freq | 1209 | 1336 | 1477 |</text:p>
      <text:p text:style-name="P29">% | <text:s/>697 | <text:s text:c="2"/>1 <text:s/>| <text:s/>2 <text:s text:c="2"/>| <text:s/>3 <text:s text:c="2"/>|</text:p>
      <text:p text:style-name="P29">% | <text:s/>770 | <text:s text:c="2"/>4 <text:s/>| <text:s/>5 <text:s text:c="2"/>| <text:s/>6 <text:s text:c="2"/>|</text:p>
      <text:p text:style-name="P29">% | <text:s/>852 | <text:s text:c="2"/>7 <text:s/>| <text:s/>8 <text:s text:c="2"/>| <text:s/>9 <text:s text:c="2"/>|</text:p>
      <text:p text:style-name="P29">% | <text:s/>941 | *(11)| 0(10)| #(12)|</text:p>
      <text:p text:style-name="P29">% |______|______|______|______|</text:p>
      <text:p text:style-name="P29"/>
      <text:p text:style-name="P29">% Variables</text:p>
      <text:p text:style-name="P29">fs=8000; % Sampling frequency</text:p>
      <text:p text:style-name="P29">td=0.5; % Tone duration</text:p>
      <text:p text:style-name="P29">sd=0.1; % Space duration</text:p>
      <text:p text:style-name="P29">cols=[1209 1336 1477];</text:p>
      <text:p text:style-name="P29">rows=[697 770 852 941];</text:p>
      <text:p text:style-name="P29">len=0;</text:p>
      <text:p text:style-name="P29">tone=zeros(1,(length(keys))*fs*0.6); % Initialize sound vector</text:p>
      <text:p text:style-name="P29"/>
      <text:p text:style-name="P29">% for every button listed in the input vector</text:p>
      <text:p text:style-name="P29">for button = keys</text:p>
      <text:p text:style-name="P29"><text:s text:c="4"/>% Fix the keymapping so that buttons are sequential</text:p>
      <text:p text:style-name="P29"><text:s text:c="4"/>if button == 10</text:p>
      <text:p text:style-name="P29"><text:s text:c="8"/>button = 11;</text:p>
      <text:p text:style-name="P29"><text:s text:c="4"/>elseif button == 11</text:p>
      <text:p text:style-name="P29"><text:s text:c="8"/>button = 10;</text:p>
      <text:p text:style-name="P29"><text:s text:c="4"/>end</text:p>
      <text:p text:style-name="P29"><text:s text:c="4"/>% Get row and column index</text:p>
      <text:p text:style-name="P29"><text:s text:c="4"/>col_index=mod((button-1),3)+1;</text:p>
      <text:p text:style-name="P29"><text:s text:c="4"/>row_index=int8(ceil(button/3));</text:p>
      <text:p text:style-name="P29"><text:s text:c="4"/></text:p>
      <text:p text:style-name="P29"><text:s text:c="4"/>% Use indecies to get frequency</text:p>
      <text:p text:style-name="P29"><text:s text:c="4"/>freq1=cols(col_index);</text:p>
      <text:p text:style-name="P29"><text:s text:c="4"/>freq2=rows(row_index);</text:p>
      <text:p text:style-name="P29"><text:s text:c="4"/></text:p>
      <text:p text:style-name="P29"><text:s text:c="4"/>% Create time vectors</text:p>
      <text:p text:style-name="P29"><text:s text:c="4"/>t=0:(1/fs):td;</text:p>
      <text:p text:style-name="P29"><text:s text:c="4"/></text:p>
      <text:p text:style-name="P29"><text:s text:c="4"/>% Generate the button's sound</text:p>
      <text:p text:style-name="P29"><text:s text:c="4"/>touch_tone=sin(2*pi*t*freq1)+sin(2*pi*t*freq2);</text:p>
      <text:p text:style-name="P29"><text:s text:c="4"/>silence=zeros(1,(sd*fs));</text:p>
      <text:p text:style-name="P29"><text:s text:c="4"/></text:p>
      <text:p text:style-name="P29"><text:s text:c="4"/>% Append to output</text:p>
      <text:p text:style-name="P29"><text:s text:c="4"/>tone((len+1):(len+length(t)+length(silence)))=[touch_tone silence];</text:p>
      <text:p text:style-name="P29"><text:s text:c="4"/>len=(len+length(t)+length(silence));</text:p>
      <text:p text:style-name="P29">end</text:p>
      <text:p text:style-name="P29"/>
      <text:p text:style-name="P29">%plot(tone);</text:p>
      <text:p text:style-name="P29"/>
      <text:p text:style-name="P29"><text:soft-page-break/>% Splicing example</text:p>
      <text:p text:style-name="P29">% tone(24005:24006) = [20 21];</text:p>
      <text:p text:style-name="P29"/>
      <text:p text:style-name="P29">end</text:p>
      <text:p text:style-name="P21"/>
      <text:p text:style-name="P21"/>
      <text:p text:style-name="P21"/>
      <text:p text:style-name="P24">Problem 2</text:p>
      <text:p text:style-name="P21"/>
      <text:p text:style-name="P29">function [ keys ] = dtmfdecode( tone, fs )</text:p>
      <text:p text:style-name="P29">% dtmfdecode - Receiving end for dtmfdial()</text:p>
      <text:p text:style-name="P29">% input - 1x? audio matrix, sampling frequency</text:p>
      <text:p text:style-name="P29">% output - 1x? matrix of key values </text:p>
      <text:p text:style-name="P29"/>
      <text:p text:style-name="P29">% This function could be built to take 0.6 second chunks at a time</text:p>
      <text:p text:style-name="P29">% since we know where the audio is coming from.</text:p>
      <text:p text:style-name="P29">% I'm going to try to make it more robust though, so that the audio</text:p>
      <text:p text:style-name="P29">% can be shifted in the incoming signal.</text:p>
      <text:p text:style-name="P29">% To do this, I plan to check 0.05 second chunks since the smallest</text:p>
      <text:p text:style-name="P29">% audio (silence) is 0.1s. So we're employing Nyquist's Frequency </text:p>
      <text:p text:style-name="P29">% to make sure that the silence is noticed. Then we'll parse the </text:p>
      <text:p text:style-name="P29">% incoming signal by using silence as a cue to move on to the </text:p>
      <text:p text:style-name="P29">% next button tone.</text:p>
      <text:p text:style-name="P29"/>
      <text:p text:style-name="P29">% DTMF</text:p>
      <text:p text:style-name="P29">% <text:s/>___________________________</text:p>
      <text:p text:style-name="P29">% | Freq | 1209 | 1336 | 1477 |</text:p>
      <text:p text:style-name="P29">% | <text:s/>697 | <text:s text:c="2"/>1 <text:s/>| <text:s/>2 <text:s text:c="2"/>| <text:s/>3 <text:s text:c="2"/>|</text:p>
      <text:p text:style-name="P29">% | <text:s/>770 | <text:s text:c="2"/>4 <text:s/>| <text:s/>5 <text:s text:c="2"/>| <text:s/>6 <text:s text:c="2"/>|</text:p>
      <text:p text:style-name="P29">% | <text:s/>852 | <text:s text:c="2"/>7 <text:s/>| <text:s/>8 <text:s text:c="2"/>| <text:s/>9 <text:s text:c="2"/>|</text:p>
      <text:p text:style-name="P29">% | <text:s/>941 | *(11)| 0(10)| #(12)|</text:p>
      <text:p text:style-name="P29">% |______|______|______|______|</text:p>
      <text:p text:style-name="P29"/>
      <text:p text:style-name="P29">% Variables</text:p>
      <text:p text:style-name="P29">rd=0.05; % Reference duration</text:p>
      <text:p text:style-name="P29">cols=[1209 1336 1477];</text:p>
      <text:p text:style-name="P29">rows=[697 770 852 941];</text:p>
      <text:p text:style-name="P29">keys_list=[1 2 3; 4 5 6; 7 8 9; 11 10 12];</text:p>
      <text:p text:style-name="P29">len=length(tone);</text:p>
      <text:p text:style-name="P29">keys_index=1;</text:p>
      <text:p text:style-name="P29">%keys=[];</text:p>
      <text:p text:style-name="P29">prev_f=0;</text:p>
      <text:p text:style-name="P29"/>
      <text:p text:style-name="P29"/>
      <text:p text:style-name="P29"/>
      <text:p text:style-name="P29">% States</text:p>
      <text:p text:style-name="P29">% 1 - Consuming silence</text:p>
      <text:p text:style-name="P29">% 2 - Stacking tone chunks</text:p>
      <text:p text:style-name="P29">state=2;</text:p>
      <text:p text:style-name="P29"/>
      <text:p text:style-name="P29">prev_sig=zeros(1,rd*fs);</text:p>
      <text:p text:style-name="P29">prev_power=sum(prev_sig);</text:p>
      <text:p text:style-name="P29">stacked_sig=zeros(1,len-1);</text:p>
      <text:p text:style-name="P29"/>
      <text:p text:style-name="P29">for section = 0:1:uint16(floor( ( (len)/fs )/rd )-1)</text:p>
      <text:p text:style-name="P29"><text:s text:c="4"/>this_sig=tone( ((section*fs)*rd)+1 : ((section+1)*fs)*rd );</text:p>
      <text:p text:style-name="P29"><text:s text:c="4"/>[p_vals,p_sig]=powerSpec(this_sig,fs);</text:p>
      <text:p text:style-name="P29"><text:s text:c="4"/>%plot(p_vals,p_sig);</text:p>
      <text:p text:style-name="P29"><text:s text:c="4"/>%hold on;</text:p>
      <text:p text:style-name="P29"><text:s text:c="4"/>stacked_sig( ((section*fs)*rd)+1 : ((section+1)*fs)*rd ) = this_sig;</text:p>
      <text:p text:style-name="P29"><text:s text:c="4"/>p_power=sum(abs(p_sig));</text:p>
      <text:p text:style-name="P29"><text:s text:c="4"/></text:p>
      <text:p text:style-name="P29"><text:soft-page-break/><text:s text:c="4"/>% State 1</text:p>
      <text:p text:style-name="P29"><text:s text:c="4"/>if state == 1</text:p>
      <text:p text:style-name="P29"><text:tab/><text:tab/>stacked_sig=zeros(1,len-1);</text:p>
      <text:p text:style-name="P29"><text:tab/><text:tab/>if p_power &gt; (prev_power*3)</text:p>
      <text:p text:style-name="P29"><text:tab/><text:tab/><text:tab/>%disp('Found signal');</text:p>
      <text:p text:style-name="P29"><text:tab/><text:tab/><text:tab/>state=2;</text:p>
      <text:p text:style-name="P29"><text:tab/><text:tab/>end</text:p>
      <text:p text:style-name="P29"><text:tab/><text:tab/></text:p>
      <text:p text:style-name="P29"><text:tab/>end</text:p>
      <text:p text:style-name="P29"><text:s text:c="4"/></text:p>
      <text:p text:style-name="P29"><text:s text:c="4"/>% State 2</text:p>
      <text:p text:style-name="P29"><text:s text:c="4"/>if state == 2</text:p>
      <text:p text:style-name="P29"><text:s text:c="8"/>if p_power &lt; (prev_power/3)</text:p>
      <text:p text:style-name="P29"><text:s text:c="12"/>%disp('Found silence');</text:p>
      <text:p text:style-name="P29"><text:s text:c="12"/>state=1;</text:p>
      <text:p text:style-name="P29"><text:s text:c="12"/></text:p>
      <text:p text:style-name="P29"><text:s text:c="12"/>[stacked_vals,stacked_p]=powerSpec(stacked_sig,fs);</text:p>
      <text:p text:style-name="P29"><text:s text:c="12"/>max_col_range=find(stacked_vals&gt;1109&amp;stacked_vals&lt;1577);</text:p>
      <text:p text:style-name="P29"><text:s text:c="12"/>max_row_range=find(stacked_vals&gt;597&amp;stacked_vals&lt;1041);</text:p>
      <text:p text:style-name="P29"><text:s text:c="12"/>[C,I]=max(stacked_p(max_col_range));</text:p>
      <text:p text:style-name="P29"><text:s text:c="12"/>col_button_freq=floor(stacked_vals(I+(min(max_col_range)-1)));</text:p>
      <text:p text:style-name="P29"><text:s text:c="12"/>[C,I]=max(stacked_p(max_row_range));</text:p>
      <text:p text:style-name="P29"><text:s text:c="12"/>row_button_freq=floor(stacked_vals(I+min(max_row_range)-1));</text:p>
      <text:p text:style-name="P29"><text:s text:c="12"/></text:p>
      <text:p text:style-name="P29"><text:s text:c="12"/>col_index=find(cols&gt;(col_button_freq-10) &amp; cols&lt;(col_button_freq+10)); %mod((button-1),3)+1;</text:p>
      <text:p text:style-name="P29"><text:tab/><text:tab/><text:tab/>row_index=find(rows&gt;(row_button_freq-10) &amp; rows&lt;(row_button_freq+10)); %int8(ceil(button/3));</text:p>
      <text:p text:style-name="P29"><text:s text:c="12"/>keys(keys_index)=keys_list(row_index,col_index);</text:p>
      <text:p text:style-name="P29"><text:s text:c="12"/>keys_index=keys_index+1;</text:p>
      <text:p text:style-name="P29"><text:s text:c="8"/>else</text:p>
      <text:p text:style-name="P29"><text:tab/><text:tab/><text:tab/></text:p>
      <text:p text:style-name="P29"><text:s text:c="8"/>end</text:p>
      <text:p text:style-name="P29"><text:s text:c="4"/>end</text:p>
      <text:p text:style-name="P29"><text:s text:c="4"/></text:p>
      <text:p text:style-name="P29"><text:s text:c="4"/>prev_power=p_power;</text:p>
      <text:p text:style-name="P29">end</text:p>
      <text:p text:style-name="P29"/>
      <text:p text:style-name="P29"/>
      <text:p text:style-name="P29"/>
      <text:p text:style-name="P29">end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FreeMono1" svg:font-family="FreeMono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22:38:30.917928324</meta:creation-date>
    <dc:date>2015-07-15T00:08:04.649883697</dc:date>
    <meta:editing-duration>PT29M11S</meta:editing-duration>
    <meta:editing-cycles>12</meta:editing-cycles>
    <meta:generator>LibreOffice/4.4.4.3$Linux_X86_64 LibreOffice_project/40m0$Build-3</meta:generator>
    <meta:document-statistic meta:table-count="0" meta:image-count="0" meta:object-count="0" meta:page-count="5" meta:paragraph-count="137" meta:word-count="524" meta:character-count="3994" meta:non-whitespace-character-count="3151"/>
  </office:meta>
</office:document-meta>
</file>